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8000000080747A1D71D060F362.png" manifest:media-type="image/png"/>
  <manifest:file-entry manifest:full-path="Pictures/100002010000008000000080FF5C36E50B3DC01D.png" manifest:media-type="image/png"/>
  <manifest:file-entry manifest:full-path="Pictures/100002010000008000000080DB67BA2F28CA5BB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12cm" svg:stroke-color="#793934" draw:marker-start-width="0.518cm" draw:marker-end-width="0.518cm" draw:fill="none" draw:fill-color="#ffffff" draw:textarea-horizontal-align="justify" draw:textarea-vertical-align="middle" draw:auto-grow-height="false" fo:min-height="2.538cm" fo:min-width="2.288cm" fo:padding-top="0.231cm" fo:padding-bottom="0.231cm" fo:padding-left="0.356cm" fo:padding-right="0.356cm"/>
      <style:paragraph-properties style:writing-mode="lr-tb"/>
    </style:style>
    <style:style style:name="gr2" style:family="graphic" style:parent-style-name="standard">
      <style:graphic-properties svg:stroke-width="0.106cm" svg:stroke-color="#793934" draw:marker-start="" draw:marker-start-width="0.458cm" draw:marker-end="Arrowheads_20_2" draw:marker-end-width="0.358cm" draw:textarea-vertical-align="middle" fo:padding-top="0.177cm" fo:padding-bottom="0.177cm" fo:padding-left="0.302cm" fo:padding-right="0.302cm"/>
    </style:style>
    <style:style style:name="gr3" style:family="graphic" style:parent-style-name="standard">
      <style:graphic-properties svg:stroke-width="0.212cm" svg:stroke-color="#793934" draw:marker-start-width="0.518cm" draw:marker-end-width="0.518cm" draw:fill="none" draw:fill-color="#ffffff" draw:textarea-horizontal-align="justify" draw:textarea-vertical-align="middle" draw:auto-grow-height="false" fo:min-height="2.75cm" fo:min-width="2.5cm" fo:padding-top="0.231cm" fo:padding-bottom="0.231cm" fo:padding-left="0.356cm" fo:padding-right="0.356cm"/>
      <style:paragraph-properties style:writing-mode="lr-tb"/>
    </style:style>
    <style:style style:name="gr4" style:family="graphic" style:parent-style-name="standard">
      <style:graphic-properties svg:stroke-width="0.106cm" svg:stroke-color="#793934" draw:marker-start="Arrowheads_20_2" draw:marker-start-width="0.458cm" draw:marker-end="" draw:marker-end-width="0.358cm" draw:textarea-vertical-align="middle" fo:padding-top="0.177cm" fo:padding-bottom="0.177cm" fo:padding-left="0.302cm" fo:padding-right="0.302cm"/>
    </style:style>
    <style:style style:name="gr5" style:family="graphic" style:parent-style-name="standard">
      <style:graphic-properties svg:stroke-width="0.212cm" svg:stroke-color="#793934" draw:marker-start-width="0.518cm" draw:marker-end-width="0.518cm" draw:fill="none" draw:fill-color="#ffffff" draw:opacity="100%" draw:opacity-name="" draw:textarea-horizontal-align="justify" draw:textarea-vertical-align="top" draw:auto-grow-height="false" fo:min-height="2.75cm" fo:min-width="5.5cm" fo:padding-top="0.231cm" fo:padding-bottom="0.231cm" fo:padding-left="0.356cm" fo:padding-right="0.356cm"/>
      <style:paragraph-properties style:writing-mode="lr-tb"/>
    </style:style>
    <style:style style:name="gr6" style:family="graphic" style:parent-style-name="standard">
      <style:graphic-properties svg:stroke-width="0.212cm" svg:stroke-color="#793934" draw:marker-start-width="0.518cm" draw:marker-end-width="0.518cm" draw:fill="none" draw:fill-color="#ffffff" draw:textarea-horizontal-align="justify" draw:textarea-vertical-align="top" draw:auto-grow-height="false" fo:min-height="2.75cm" fo:min-width="5.5cm" fo:padding-top="0.231cm" fo:padding-bottom="0.231cm" fo:padding-left="0.356cm" fo:padding-right="0.35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color="#ffffff" loext:opacity="100%" fo:font-weight="bold" style:font-weight-asian="bold" style:font-weight-complex="bold"/>
    </style:style>
    <style:style style:name="P2" style:family="paragraph">
      <loext:graphic-properties draw:fill="none" draw:fill-color="#ffffff"/>
      <style:paragraph-properties fo:text-align="center"/>
      <style:text-properties fo:color="#ffffff" loext:opacity="100%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 draw:opacity="100%"/>
      <style:paragraph-properties fo:text-align="center"/>
      <style:text-properties fo:color="#ffffff" loext:opacity="100%" fo:font-weight="bold" style:font-weight-asian="bold" style:font-weight-complex="bold"/>
    </style:style>
    <style:style style:name="P5" style:family="paragraph">
      <style:text-properties fo:color="#ffffff" loext:opacity="100%" fo:font-style="italic" fo:font-weight="normal" style:font-style-asian="italic" style:font-weight-asian="normal" style:font-style-complex="italic" style:font-weight-complex="normal"/>
    </style:style>
    <style:style style:name="P6" style:family="paragraph">
      <loext:graphic-properties draw:fill="none" draw:fill-color="#ffffff"/>
      <style:text-properties fo:color="#ffffff" loext:opacity="100%" fo:font-style="italic" fo:font-weight="normal" style:font-style-asian="italic" style:font-weight-asian="normal" style:font-style-complex="italic" style:font-weight-complex="normal"/>
    </style:style>
    <style:style style:name="P7" style:family="paragraph">
      <style:text-properties fo:color="#ffffff" loext:opacity="100%" fo:font-style="italic" style:font-style-asian="italic" style:font-style-complex="italic"/>
    </style:style>
    <style:style style:name="P8" style:family="paragraph">
      <loext:graphic-properties draw:fill="none" draw:fill-color="#ffffff"/>
      <style:text-properties fo:color="#000000" loext:opacity="100%" fo:font-style="italic" style:font-style-asian="italic" style:font-style-complex="italic"/>
    </style:style>
    <style:style style:name="P9" style:family="paragraph">
      <loext:graphic-properties draw:fill="none" draw:fill-color="#ffffff"/>
      <style:text-properties fo:color="#ffffff" loext:opacity="100%" fo:font-style="italic" style:font-style-asian="italic" style:font-style-complex="italic"/>
    </style:style>
    <style:style style:name="P10" style:family="paragraph">
      <loext:graphic-properties draw:fill="none" draw:fill-color="#ffffff"/>
    </style:style>
    <style:style style:name="T1" style:family="text">
      <style:text-properties fo:color="#ffffff" loext:opacity="100%" fo:font-weight="bold" style:font-weight-asian="bold" style:font-weight-complex="bold"/>
    </style:style>
    <style:style style:name="T2" style:family="text">
      <style:text-properties fo:color="#ffffff" loext:opacity="100%"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color="#ffffff" loext:opacity="100%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cm" svg:height="6cm" svg:x="0.5cm" svg:y="0.5cm">
          <text:p text:style-name="P1"><text:span text:style-name="T1">Do you</text:span><text:span text:style-name="T1"><text:line-break/></text:span><text:span text:style-name="T1">Need Pyro for</text:span><text:span text:style-name="T1"><text:line-break/></text:span><text:span text:style-name="T1">Swir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3" draw:layer="layout" svg:x1="3.5cm" svg:y1="6.5cm" svg:x2="3.5cm" svg:y2="9.5cm">
          <text:p/>
        </draw:line>
        <draw:line draw:style-name="gr2" draw:text-style-name="P3" draw:layer="layout" svg:x1="6.5cm" svg:y1="3.5cm" svg:x2="9.5cm" svg:y2="3.5cm">
          <text:p/>
        </draw:line>
        <draw:custom-shape draw:style-name="gr3" draw:text-style-name="P2" draw:layer="layout" svg:width="6cm" svg:height="6cm" svg:x="9.5cm" svg:y="0.5cm">
          <text:p text:style-name="P1"><text:span text:style-name="T1">Are you about </text:span><text:span text:style-name="T1"><text:line-break/></text:span><text:span text:style-name="T1">to get hi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3" draw:layer="layout" svg:x1="12.5cm" svg:y1="9.5cm" svg:x2="12.5cm" svg:y2="6.5cm">
          <text:p/>
        </draw:line>
        <draw:line draw:style-name="gr2" draw:text-style-name="P3" draw:layer="layout" svg:x1="15.5cm" svg:y1="3.5cm" svg:x2="18.5cm" svg:y2="3.5cm">
          <text:p/>
        </draw:line>
        <draw:custom-shape draw:style-name="gr5" draw:text-style-name="P4" draw:layer="layout" svg:width="6cm" svg:height="3cm" svg:x="9.5cm" svg:y="9.5cm">
          <text:p text:style-name="P1"><text:span text:style-name="T1">QEC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cm" svg:height="3cm" svg:x="18.5cm" svg:y="2cm">
          <text:p text:style-name="P1"><text:span text:style-name="T1">EQC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cm" svg:height="3cm" svg:x="0.5cm" svg:y="9.5cm">
          <text:p text:style-name="P1"><text:span text:style-name="T1">EQ</text:span></text:p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75cm" svg:height="0.962cm" svg:x="3.5cm" svg:y="7.25cm">
          <draw:text-box>
            <text:p text:style-name="P5"><text:span text:style-name="T2">No</text:span></text:p>
          </draw:text-box>
        </draw:frame>
        <draw:frame draw:style-name="gr7" draw:text-style-name="P8" draw:layer="layout" svg:width="1.75cm" svg:height="0.962cm" svg:x="12.5cm" svg:y="7.25cm">
          <draw:text-box>
            <text:p text:style-name="P7"><text:span text:style-name="T3">Yes</text:span></text:p>
          </draw:text-box>
        </draw:frame>
        <draw:frame draw:style-name="gr7" draw:text-style-name="P9" draw:layer="layout" svg:width="1.75cm" svg:height="0.962cm" svg:x="7cm" svg:y="2.538cm">
          <draw:text-box>
            <text:p text:style-name="P7"><text:span text:style-name="T3">Yes</text:span></text:p>
          </draw:text-box>
        </draw:frame>
        <draw:frame draw:style-name="gr7" draw:text-style-name="P10" draw:layer="layout" svg:width="1.75cm" svg:height="0.962cm" svg:x="16cm" svg:y="2.5cm">
          <draw:text-box>
            <text:p><text:span text:style-name="T3">No</text:span></text:p>
          </draw:text-box>
        </draw:frame>
        <draw:frame draw:style-name="gr8" draw:text-style-name="P3" draw:layer="layout" svg:width="1.599cm" svg:height="1.599cm" svg:x="1.75cm" svg:y="10.75cm">
          <draw:image xlink:href="Pictures/100002010000008000000080747A1D71D060F362.png" xlink:type="simple" xlink:show="embed" xlink:actuate="onLoad" draw:mime-type="image/png">
            <text:p/>
          </draw:image>
        </draw:frame>
        <draw:frame draw:style-name="gr8" draw:text-style-name="P3" draw:layer="layout" svg:width="1.6cm" svg:height="1.6cm" svg:x="3.65cm" svg:y="10.75cm">
          <draw:image xlink:href="Pictures/100002010000008000000080FF5C36E50B3DC01D.png" xlink:type="simple" xlink:show="embed" xlink:actuate="onLoad" draw:mime-type="image/png">
            <text:p/>
          </draw:image>
        </draw:frame>
        <draw:frame draw:style-name="gr8" draw:text-style-name="P3" draw:layer="layout" svg:width="1.599cm" svg:height="1.599cm" svg:x="11.7cm" svg:y="10.75cm">
          <draw:image xlink:href="Pictures/100002010000008000000080747A1D71D060F362.png" xlink:type="simple" xlink:show="embed" xlink:actuate="onLoad" draw:mime-type="image/png">
            <text:p/>
          </draw:image>
        </draw:frame>
        <draw:frame draw:style-name="gr8" draw:text-style-name="P3" draw:layer="layout" svg:width="1.6cm" svg:height="1.6cm" svg:x="9.75cm" svg:y="10.75cm">
          <draw:image xlink:href="Pictures/100002010000008000000080FF5C36E50B3DC01D.png" xlink:type="simple" xlink:show="embed" xlink:actuate="onLoad" draw:mime-type="image/png">
            <text:p/>
          </draw:image>
        </draw:frame>
        <draw:frame draw:style-name="gr8" draw:text-style-name="P3" draw:layer="layout" svg:width="1.6cm" svg:height="1.6cm" svg:x="13.65cm" svg:y="10.75cm">
          <draw:image xlink:href="Pictures/100002010000008000000080DB67BA2F28CA5BBE.png" xlink:type="simple" xlink:show="embed" xlink:actuate="onLoad" draw:mime-type="image/png">
            <text:p/>
          </draw:image>
        </draw:frame>
        <draw:frame draw:style-name="gr8" draw:text-style-name="P3" draw:layer="layout" svg:width="1.6cm" svg:height="1.6cm" svg:x="20.7cm" svg:y="3.25cm">
          <draw:image xlink:href="Pictures/100002010000008000000080FF5C36E50B3DC01D.png" xlink:type="simple" xlink:show="embed" xlink:actuate="onLoad" draw:mime-type="image/png">
            <text:p/>
          </draw:image>
        </draw:frame>
        <draw:frame draw:style-name="gr8" draw:text-style-name="P3" draw:layer="layout" svg:width="1.599cm" svg:height="1.599cm" svg:x="18.75cm" svg:y="3.25cm">
          <draw:image xlink:href="Pictures/100002010000008000000080747A1D71D060F362.png" xlink:type="simple" xlink:show="embed" xlink:actuate="onLoad" draw:mime-type="image/png">
            <text:p/>
          </draw:image>
        </draw:frame>
        <draw:frame draw:style-name="gr8" draw:text-style-name="P3" draw:layer="layout" svg:width="1.6cm" svg:height="1.6cm" svg:x="22.65cm" svg:y="3.25cm">
          <draw:image xlink:href="Pictures/100002010000008000000080DB67BA2F28CA5BBE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7 20 13" svg:d="M0 20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8-07T09:58:39.625000000</meta:creation-date>
    <dc:date>2022-08-07T12:26:31.918000000</dc:date>
    <meta:editing-duration>PT6M18S</meta:editing-duration>
    <meta:editing-cycles>1</meta:editing-cycles>
    <meta:document-statistic meta:object-count="21"/>
    <meta:generator>LibreOffice/7.0.3.1$Windows_X86_64 LibreOffice_project/d7547858d014d4cf69878db179d326fc3483e082</meta:generator>
  </office:meta>
</office:document-meta>
</file>